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2cm" draw:fill="none" draw:textarea-vertical-align="middle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cc99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45cm" fo:min-width="0cm" fo:padding-top="0.03cm" fo:padding-bottom="0.03cm" fo:padding-left="0.05cm" fo:padding-right="0.05cm"/>
    </style:style>
    <style:style style:name="gr5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65cm" fo:min-width="0cm" fo:padding-top="0.03cm" fo:padding-bottom="0.03cm" fo:padding-left="0.05cm" fo:padding-right="0.05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5ffb6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8" style:family="graphic" style:parent-style-name="standard">
      <style:graphic-properties svg:stroke-width="0.02cm" svg:stroke-color="#000000" draw:marker-start-width="0.23cm" draw:marker-end-width="0.23cm" draw:fill-color="#e6e6e6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e5e4df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424cm" fo:padding-top="0.03cm" fo:padding-bottom="0.03cm" fo:padding-left="0.05cm" fo:padding-right="0.05cm"/>
    </style:style>
    <style:style style:name="gr11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padding-top="0.135cm" fo:padding-bottom="0.135cm" fo:padding-left="0.26cm" fo:padding-right="0.26cm" draw:shadow="visible" draw:shadow-offset-x="0.08cm" draw:shadow-offset-y="0.08cm" draw:shadow-color="#666666" draw:shadow-opacity="70%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5cm" fo:padding-top="0.03cm" fo:padding-bottom="0.03cm" fo:padding-left="0.05cm" fo:padding-right="0.05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35cm" fo:min-width="2.521cm" fo:padding-top="0.03cm" fo:padding-bottom="0.03cm" fo:padding-left="0.05cm" fo:padding-right="0.05cm"/>
    </style:style>
    <style:style style:name="gr14" style:family="graphic" style:parent-style-name="standard">
      <style:graphic-properties svg:stroke-width="0.02cm" svg:stroke-color="#000000" draw:marker-start-width="0.24cm" draw:marker-end-width="0.24cm" draw:fill-color="#ffffff" draw:textarea-horizontal-align="justify" draw:textarea-vertical-align="middle" draw:auto-grow-height="false" fo:padding-top="0.135cm" fo:padding-bottom="0.135cm" fo:padding-left="0.26cm" fo:padding-right="0.26cm" draw:shadow="visible" draw:shadow-offset-x="0.08cm" draw:shadow-offset-y="0.08cm" draw:shadow-color="#4c4c4c" draw:shadow-opacity="70%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1.425cm" fo:padding-top="0.03cm" fo:padding-bottom="0.03cm" fo:padding-left="0.05cm" fo:padding-right="0.05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403cm" fo:padding-top="0.03cm" fo:padding-bottom="0.03cm" fo:padding-left="0.05cm" fo:padding-right="0.05cm"/>
    </style:style>
    <style:style style:name="gr17" style:family="graphic" style:parent-style-name="standard">
      <style:graphic-properties svg:stroke-width="0.02cm" svg:stroke-color="#000000" draw:marker-start-width="0.23cm" draw:marker-end-width="0.23cm" draw:fill-color="#e5e4df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70%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3.175cm" fo:padding-top="0.03cm" fo:padding-bottom="0.03cm" fo:padding-left="0.05cm" fo:padding-right="0.0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3cm" fo:min-width="0cm" fo:padding-top="0.03cm" fo:padding-bottom="0.03cm" fo:padding-left="0.05cm" fo:padding-right="0.05cm"/>
    </style:style>
    <style:style style:name="gr20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6cm" fo:min-width="3.71cm" fo:padding-top="0.03cm" fo:padding-bottom="0.03cm" fo:padding-left="0.05cm" fo:padding-right="0.05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6cm" fo:min-width="2.18cm" fo:padding-top="0.03cm" fo:padding-bottom="0.03cm" fo:padding-left="0.05cm" fo:padding-right="0.05cm"/>
    </style:style>
    <style:style style:name="gr23" style:family="graphic" style:parent-style-name="standard">
      <style:graphic-properties svg:stroke-width="0.02cm" svg:stroke-color="#000000" draw:marker-start-width="0.23cm" draw:marker-end-width="0.23cm" draw:fill="solid" draw:fill-color="#0066cc" draw:textarea-horizontal-align="justify" draw:textarea-vertical-align="middle" draw:auto-grow-height="false" fo:padding-top="0.135cm" fo:padding-bottom="0.135cm" fo:padding-left="0.26cm" fo:padding-right="0.26cm"/>
    </style:style>
    <style:style style:name="gr24" style:family="graphic" style:parent-style-name="standard">
      <style:graphic-properties svg:stroke-width="0.02cm" svg:stroke-color="#000000" draw:marker-start-width="0.23cm" draw:marker-end-width="0.23cm" draw:fill="solid" draw:fill-color="#d3f8ff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6cm" fo:min-width="0cm" fo:padding-top="0.03cm" fo:padding-bottom="0.03cm" fo:padding-left="0.05cm" fo:padding-right="0.05cm"/>
    </style:style>
    <style:style style:name="gr26" style:family="graphic" style:parent-style-name="standard">
      <style:graphic-properties draw:stroke="none" svg:stroke-color="#000000" draw:fill="none" draw:fill-color="#ffffff" fo:min-height="0.35cm"/>
    </style:style>
    <style:style style:name="gr27" style:family="graphic" style:parent-style-name="standard">
      <style:graphic-properties draw:stroke="solid" svg:stroke-width="0.1cm" svg:stroke-color="#aecf00" draw:marker-start-width="0.35cm" draw:marker-end-width="0.35cm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6cm" fo:min-width="1.138cm" fo:padding-top="0.03cm" fo:padding-bottom="0.03cm" fo:padding-left="0.05cm" fo:padding-right="0.05cm"/>
    </style:style>
    <style:style style:name="gr29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0" style:family="graphic" style:parent-style-name="standard">
      <style:graphic-properties draw:stroke="none" svg:stroke-color="#000000" draw:fill="none" draw:fill-color="#ffffff" fo:min-height="0.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8pt" style:font-size-complex="18pt"/>
    </style:style>
    <style:style style:name="P3" style:family="paragraph">
      <style:text-properties fo:color="#000000" style:font-name="DejaVu Sans1" fo:font-size="11pt" style:font-size-asian="18pt" style:font-size-complex="18pt"/>
    </style:style>
    <style:style style:name="P4" style:family="paragraph">
      <style:paragraph-properties fo:text-align="center"/>
      <style:text-properties fo:color="#000000" style:font-name="Liberation Sans2" fo:font-size="12pt" fo:font-style="normal" fo:font-weight="normal" style:font-size-asian="18pt" style:font-size-complex="18pt"/>
    </style:style>
    <style:style style:name="P5" style:family="paragraph">
      <style:text-properties fo:color="#000000" style:font-name="DejaVu Sans1" fo:font-size="11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color="#000000" style:font-name="Liberation Sans2" fo:font-size="12pt" fo:font-weight="normal" style:font-size-asian="18pt" style:font-size-complex="18pt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0000ff" style:font-name="Liberation Sans2" fo:font-size="12pt" fo:font-weight="normal" style:font-size-asian="18pt" style:font-size-complex="18pt"/>
    </style:style>
    <style:style style:name="T2" style:family="text">
      <style:text-properties fo:color="#000000" style:font-name="DejaVu Sans1" fo:font-size="11pt" style:font-size-asian="18pt" style:font-size-complex="18pt"/>
    </style:style>
    <style:style style:name="T3" style:family="text">
      <style:text-properties fo:font-size="14pt" fo:font-weight="bold" style:font-size-asian="18pt" style:font-size-complex="18pt"/>
    </style:style>
    <style:style style:name="T4" style:family="text">
      <style:text-properties fo:color="#000000" style:font-name="Liberation Sans2" fo:font-size="12pt" fo:font-style="normal" fo:font-weight="normal" style:font-size-asian="18pt" style:font-size-complex="18pt"/>
    </style:style>
    <style:style style:name="T5" style:family="text">
      <style:text-properties fo:color="#0000ff" style:font-name="Liberation Sans2" fo:font-size="12pt" fo:font-style="normal" fo:font-weight="normal" style:font-size-asian="18pt" style:font-size-complex="18pt"/>
    </style:style>
    <style:style style:name="T6" style:family="text">
      <style:text-properties fo:color="#000000" style:font-name="Liberation Sans2" fo:font-size="12pt" fo:font-style="italic" fo:font-weight="normal" style:font-size-asian="18pt" style:font-style-asian="italic" style:font-size-complex="18pt" style:font-style-complex="italic"/>
    </style:style>
    <style:style style:name="T7" style:family="text">
      <style:text-properties fo:color="#000000" style:font-name="Liberation Sans2" fo:font-size="12pt" fo:font-weight="normal" style:font-size-asian="18pt" style:font-size-complex="18pt"/>
    </style:style>
    <style:style style:name="T8" style:family="text">
      <style:text-properties fo:color="#ffffff" style:font-name="Liberation Sans2" fo:font-size="12pt" fo:font-weight="normal" style:font-size-asian="18pt" style:font-size-complex="18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84cm" svg:y1="15.49cm" svg:x2="10.87cm" svg:y2="17.54cm">
          <text:p/>
        </draw:line>
        <draw:line draw:style-name="gr1" draw:text-style-name="P1" draw:layer="layout" svg:x1="5.86cm" svg:y1="15.1cm" svg:x2="10.87cm" svg:y2="14.85cm">
          <text:p/>
        </draw:line>
        <draw:custom-shape draw:style-name="gr2" draw:text-style-name="P2" xml:id="id2" draw:id="id2" draw:layer="layout" svg:width="9.352cm" svg:height="1.645cm" svg:x="9.33cm" svg:y="8.68cm">
          <text:p text:style-name="P1"><text:span text:style-name="T1">http://www.gbif.org/species/10970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29cm" svg:y1="15.93cm" svg:x2="4.55cm" svg:y2="18.24cm">
          <text:p/>
        </draw:line>
        <draw:line draw:style-name="gr1" draw:text-style-name="P1" draw:layer="layout" svg:x1="6.01cm" svg:y1="12.05cm" svg:x2="8.79cm" svg:y2="12.15cm">
          <text:p/>
        </draw:line>
        <draw:line draw:style-name="gr3" draw:text-style-name="P1" draw:layer="layout" svg:x1="10cm" svg:y1="6.88cm" svg:x2="4.78cm" svg:y2="11.38cm">
          <text:p/>
        </draw:line>
        <draw:frame draw:style-name="gr4" draw:text-style-name="P3" draw:layer="layout" svg:width="2.371cm" svg:height="0.605cm" svg:x="5.65cm" svg:y="9.08cm">
          <draw:text-box>
            <text:p><text:span text:style-name="T2">oa:hasBody</text:span></text:p>
          </draw:text-box>
        </draw:frame>
        <draw:custom-shape draw:style-name="gr5" draw:text-style-name="P1" draw:layer="layout" svg:width="17.01cm" svg:height="9.446cm" svg:x="1.98cm" svg:y="11.0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02cm" svg:height="2.35cm" svg:x="8.94cm" svg:y="8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95cm" svg:y1="6.85cm" svg:x2="12.12cm" svg:y2="9.1cm">
          <text:p/>
        </draw:line>
        <draw:frame draw:style-name="gr6" draw:text-style-name="P3" draw:layer="layout" svg:width="2.591cm" svg:height="0.625cm" svg:x="10.11cm" svg:y="7.595cm">
          <draw:text-box>
            <text:p><text:span text:style-name="T2">oa:hasTarget</text:span></text:p>
          </draw:text-box>
        </draw:frame>
        <draw:custom-shape draw:style-name="gr7" draw:text-style-name="P2" draw:layer="layout" svg:width="3.653cm" svg:height="1.5cm" svg:x="8.634cm" svg:y="5.377cm">
          <text:p text:style-name="P1"><text:span text:style-name="T3">Anno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512cm" svg:height="1.625cm" svg:x="14.509cm" svg:y="3.415cm">
          <text:p text:style-name="P1"><text:span text:style-name="T3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513cm" svg:height="1.5cm" svg:x="2.513cm" svg:y="3.615cm">
          <text:p text:style-name="P1"><text:span text:style-name="T3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95cm" svg:y1="5.59cm" svg:x2="14.6cm" svg:y2="4.5cm">
          <text:p/>
        </draw:line>
        <draw:frame draw:style-name="gr10" draw:text-style-name="P3" draw:layer="layout" svg:width="2.629cm" svg:height="0.518cm" svg:x="11.855cm" svg:y="4.805cm">
          <draw:text-box>
            <text:p><text:span text:style-name="T2">oa:generator</text:span></text:p>
          </draw:text-box>
        </draw:frame>
        <draw:line draw:style-name="gr1" draw:text-style-name="P1" draw:layer="layout" svg:x1="9.095cm" svg:y1="5.57cm" svg:x2="6cm" svg:y2="4.58cm">
          <text:p/>
        </draw:line>
        <draw:custom-shape draw:style-name="gr11" draw:text-style-name="P4" draw:layer="layout" svg:width="2.961cm" svg:height="1.1cm" svg:x="2.181cm" svg:y="5.577cm">
          <text:p text:style-name="P1"><text:span text:style-name="T4">„</text:span><text:span text:style-name="T4">2012-09-05T</text:span><text:span text:style-name="T4"><text:line-break/></text:span><text:span text:style-name="T4">16:55:37.557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8.654cm" svg:y1="6.122cm" svg:x2="5.142cm" svg:y2="6.132cm">
          <text:p/>
        </draw:line>
        <draw:frame draw:style-name="gr12" draw:text-style-name="P3" draw:layer="layout" svg:width="2.701cm" svg:height="0.518cm" svg:x="5.787cm" svg:y="5.86cm">
          <draw:text-box>
            <text:p><text:span text:style-name="T2">oa:annotated</text:span></text:p>
          </draw:text-box>
        </draw:frame>
        <draw:custom-shape draw:style-name="gr11" draw:text-style-name="P4" draw:layer="layout" svg:width="2.96cm" svg:height="1.1cm" svg:x="15.771cm" svg:y="5.577cm">
          <text:p text:style-name="P1"><text:span text:style-name="T4">„</text:span><text:span text:style-name="T4">2012-09-05T</text:span><text:span text:style-name="T4"><text:line-break/></text:span><text:span text:style-name="T4">16:55:01.920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12.267cm" svg:y1="6.132cm" svg:x2="15.779cm" svg:y2="6.122cm">
          <text:p/>
        </draw:line>
        <draw:frame draw:style-name="gr13" draw:text-style-name="P3" draw:layer="layout" svg:width="2.718cm" svg:height="0.895cm" svg:x="12.477cm" svg:y="5.86cm">
          <draw:text-box>
            <text:p><text:span text:style-name="T2">oa:generated</text:span></text:p>
          </draw:text-box>
        </draw:frame>
        <draw:custom-shape draw:style-name="gr14" draw:text-style-name="P4" draw:layer="layout" svg:width="3.312cm" svg:height="1.35cm" svg:x="8.33cm" svg:y="1.71cm">
          <text:p text:style-name="P1"><text:span text:style-name="T4">annosys:</text:span><text:span text:style-name="T4"><text:line-break/></text:span><text:span text:style-name="T4">Determinatio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41cm" svg:y1="5.26cm" svg:x2="10.19cm" svg:y2="3.07cm">
          <text:p/>
        </draw:line>
        <draw:frame draw:style-name="gr15" draw:text-style-name="P3" draw:layer="layout" svg:width="1.618cm" svg:height="0.518cm" svg:x="9.512cm" svg:y="4.38cm">
          <draw:text-box>
            <text:p><text:span text:style-name="T2">rdf:type</text:span></text:p>
          </draw:text-box>
        </draw:frame>
        <draw:custom-shape draw:style-name="gr5" draw:text-style-name="P1" draw:layer="layout" svg:width="16.95cm" svg:height="6.14cm" svg:x="2.08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2.612cm" svg:height="0.518cm" svg:x="6.727cm" svg:y="4.805cm">
          <draw:text-box>
            <text:p><text:span text:style-name="T2">oa:annotator</text:span></text:p>
          </draw:text-box>
        </draw:frame>
        <draw:custom-shape draw:style-name="gr17" draw:text-style-name="P2" draw:layer="layout" svg:width="3.512cm" svg:height="1.5cm" svg:x="4.26cm" svg:y="1.83cm">
          <text:p text:style-name="P1"><text:span text:style-name="T3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758cm" svg:y1="5.35cm" svg:x2="7.11cm" svg:y2="3.19cm">
          <text:p/>
        </draw:line>
        <draw:frame draw:style-name="gr18" draw:text-style-name="P3" draw:layer="layout" svg:width="3.353cm" svg:height="0.518cm" svg:x="6.26cm" svg:y="3.61cm">
          <draw:text-box>
            <text:p><text:span text:style-name="T2">oa:modelVersion</text:span></text:p>
          </draw:text-box>
        </draw:frame>
        <draw:frame draw:style-name="gr19" draw:text-style-name="P3" draw:layer="layout" svg:width="1.618cm" svg:height="0.59cm" svg:x="6.482cm" svg:y="11.84cm">
          <draw:text-box>
            <text:p><text:span text:style-name="T2">rdf:type</text:span></text:p>
          </draw:text-box>
        </draw:frame>
        <draw:line draw:style-name="gr1" draw:text-style-name="P1" draw:layer="layout" svg:x1="11.07cm" svg:y1="5.35cm" svg:x2="12.97cm" svg:y2="3.3cm">
          <text:p/>
        </draw:line>
        <draw:frame draw:style-name="gr10" draw:text-style-name="P5" draw:layer="layout" svg:width="3.188cm" svg:height="0.518cm" svg:x="10.95cm" svg:y="3.892cm">
          <draw:text-box>
            <text:p><text:span text:style-name="T2">oa:motivatedBy</text:span></text:p>
          </draw:text-box>
        </draw:frame>
        <draw:custom-shape draw:style-name="gr14" draw:text-style-name="P4" draw:layer="layout" svg:width="6.6cm" svg:height="1.21cm" svg:x="11.95cm" svg:y="1.99cm">
          <text:p text:style-name="P1"><text:span text:style-name="T5"><text:a xlink:href="http://annosys.bgbm.org/" xlink:type="simple">http://annosys.bgbm.org</text:a></text:span><text:span text:style-name="T5">#</text:span><text:span text:style-name="T5"><text:line-break/></text:span><text:span text:style-name="T5">TaxonConcep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514cm" svg:height="1.116cm" svg:x="-8.53cm" svg:y="17.84cm">
          <text:p text:style-name="P1"><text:span text:style-name="T1"><text:a xlink:href="http://www.gbif.org/species/" xlink:type="simple">http://www.gbif.org/species/</text:a></text:span><text:span text:style-name="T1"><text:line-break/></text:span><text:span text:style-name="T1">1097026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-5.876cm" svg:y1="16.18cm" svg:x2="-6.416cm" svg:y2="17.85cm">
          <text:p/>
        </draw:line>
        <draw:frame draw:style-name="gr21" draw:text-style-name="P3" draw:layer="layout" svg:width="3.81cm" svg:height="0.518cm" svg:x="-8.106cm" svg:y="16.782cm">
          <draw:text-box>
            <text:p><text:span text:style-name="T2">dwcterms:taxonID</text:span></text:p>
          </draw:text-box>
        </draw:frame>
        <draw:custom-shape draw:style-name="gr20" draw:text-style-name="P6" draw:layer="layout" svg:width="4.244cm" svg:height="1.116cm" svg:x="2.376cm" svg:y="18.23cm">
          <text:p text:style-name="P1"><text:span text:style-name="T6">„</text:span><text:span text:style-name="T6">Comment ...</text:span><text:span text:style-name="T7">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3" draw:layer="layout" svg:width="2.28cm" svg:height="0.975cm" svg:x="3.32cm" svg:y="16.46cm">
          <draw:text-box>
            <text:p><text:span text:style-name="T2">dcterms:</text:span><text:span text:style-name="T2"><text:line-break/></text:span><text:span text:style-name="T2">description</text:span></text:p>
          </draw:text-box>
        </draw:frame>
        <draw:custom-shape draw:style-name="gr23" draw:text-style-name="P6" draw:layer="layout" svg:width="6.34cm" svg:height="1.176cm" svg:x="10.92cm" svg:y="14.19cm">
          <text:p text:style-name="P1"><text:span text:style-name="T8"><text:a xlink:href="http://rs.gbif.org/terms/ao" xlink:type="simple">http://rs.gbif.org/terms/ao</text:a></text:span><text:span text:style-name="T8">#</text:span><text:span text:style-name="T8"><text:line-break/></text:span><text:span text:style-name="T8">ImplausibleDistribu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3.5cm" svg:height="1.5cm" svg:x="2.46cm" svg:y="14.48cm">
          <text:p text:style-name="P1"><text:span text:style-name="T3">Bo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08cm" svg:y1="12.84cm" svg:x2="4.21cm" svg:y2="14.54cm">
          <text:p/>
        </draw:line>
        <draw:frame draw:style-name="gr25" draw:text-style-name="P3" draw:layer="layout" svg:width="2.727cm" svg:height="0.62cm" svg:x="2.753cm" svg:y="13.35cm">
          <draw:text-box>
            <text:p><text:span text:style-name="T2">oa:hasSource</text:span></text:p>
          </draw:text-box>
        </draw:frame>
        <draw:custom-shape draw:style-name="gr14" draw:text-style-name="P4" draw:layer="layout" svg:width="4.62cm" svg:height="0.89cm" svg:x="8.83cm" svg:y="11.62cm">
          <text:p text:style-name="P1"><text:span text:style-name="T4">oa:SpecificResource</text:span></text:p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.618cm" svg:height="0.62cm" svg:x="7.202cm" svg:y="14.67cm">
          <draw:text-box>
            <text:p><text:span text:style-name="T2">rdf:type</text:span></text:p>
          </draw:text-box>
        </draw:frame>
        <draw:frame draw:style-name="gr26" draw:text-style-name="P7" draw:layer="layout" svg:width="6.32cm" svg:height="0.649cm" svg:x="10.94cm" svg:y="15.35cm">
          <draw:text-box>
            <text:p text:style-name="P7"><text:span text:style-name="T9">Statement of the annotation</text:span></text:p>
          </draw:text-box>
        </draw:frame>
        <draw:connector draw:style-name="gr27" draw:text-style-name="P1" draw:layer="layout" svg:x1="5.568cm" svg:y1="12.621cm" svg:x2="14.006cm" svg:y2="10.325cm" draw:start-shape="id1" draw:start-glue-point="9" draw:end-shape="id2" draw:end-glue-point="8" svg:d="M5568 12621v830h8438v-3126" svg:viewBox="0 0 8439 3127">
          <text:p/>
        </draw:connector>
        <draw:frame draw:style-name="gr25" draw:text-style-name="P3" draw:layer="layout" svg:width="2.579cm" svg:height="0.62cm" svg:x="7.503cm" svg:y="13.2cm">
          <draw:text-box>
            <text:p><text:span text:style-name="T2">oa:hasScope</text:span></text:p>
          </draw:text-box>
        </draw:frame>
        <draw:frame draw:style-name="gr28" draw:text-style-name="P3" draw:layer="layout" svg:width="3.468cm" svg:height="0.62cm" svg:x="6.74cm" svg:y="16.38cm">
          <draw:text-box>
            <text:p><text:span text:style-name="T2">dcterms:Location</text:span></text:p>
          </draw:text-box>
        </draw:frame>
        <draw:custom-shape draw:style-name="gr29" draw:text-style-name="P6" draw:layer="layout" svg:width="6.264cm" svg:height="1.176cm" svg:x="10.906cm" svg:y="16.94cm">
          <text:p text:style-name="P1"><text:span text:style-name="T7"><text:a xlink:href="http://rs.tdwg.org/ontology/voc/" xlink:type="simple">http://rs.tdwg.org/ontology/voc/</text:a></text:span><text:span text:style-name="T7"><text:line-break/></text:span><text:span text:style-name="T7">GeographicRegion#N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7" draw:layer="layout" svg:width="6.21cm" svg:height="0.73cm" svg:x="10.92cm" svg:y="18.18cm">
          <draw:text-box>
            <text:p text:style-name="P7"><text:span text:style-name="T9">„</text:span><text:span text:style-name="T9">Netherlands“</text:span></text:p>
          </draw:text-box>
        </draw:frame>
        <draw:custom-shape draw:style-name="gr24" draw:text-style-name="P2" xml:id="id1" draw:id="id1" draw:layer="layout" svg:width="3.5cm" svg:height="1.5cm" svg:x="2.58cm" svg:y="11.34cm">
          <text:p text:style-name="P1"><text:span text:style-name="T3">Specific</text:span><text:span text:style-name="T3"><text:line-break/></text:span><text:span text:style-name="T3">Bo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="Arrow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tz Suhrbier</meta:initial-creator>
    <meta:creation-date>2012-09-10T10:20:34</meta:creation-date>
    <meta:generator>LibreOffice/4.2.7.2$Linux_X86_64 LibreOffice_project/420m0$Build-2</meta:generator>
    <dc:date>2015-03-06T10:39:39.580003676</dc:date>
    <meta:editing-duration>PT14H33M51S</meta:editing-duration>
    <meta:editing-cycles>23</meta:editing-cycles>
    <meta:document-statistic meta:object-count="53"/>
  </office:meta>
</office:document-meta>
</file>